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Segoe UI', 'Helvetica Neue'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3239" officeooo:paragraph-rsid="00173239"/>
    </style:style>
    <style:style style:name="P2" style:family="paragraph" style:parent-style-name="Standard">
      <style:paragraph-properties fo:text-align="start" style:justify-single-word="false"/>
      <style:text-properties officeooo:paragraph-rsid="00173239"/>
    </style:style>
    <style:style style:name="T1" style:family="text">
      <style:text-properties officeooo:rsid="00173239"/>
    </style:style>
    <style:style style:name="T2" style:family="text">
      <style:text-properties fo:font-variant="normal" fo:text-transform="none" fo:color="#403e3b" loext:opacity="100%" style:font-name="Roboto" fo:font-size="10.8000001907349pt" fo:letter-spacing="normal" fo:font-style="normal" fo:font-weight="normal"/>
    </style:style>
    <style:style style:name="T3" style:family="text">
      <style:text-properties fo:font-variant="normal" fo:text-transform="none" fo:color="#403e3b" loext:opacity="100%" style:font-name="Roboto" fo:font-size="10.8000001907349pt" fo:letter-spacing="normal" fo:font-style="normal" fo:font-weight="normal" officeooo:rsid="001733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Oi</text:span><text:span text:style-name="T2">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Segoe UI'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8:55:04.246000000</meta:creation-date>
    <dc:date>2024-07-22T20:02:50.915000000</dc:date>
    <meta:editing-duration>PT1M46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" meta:word-count="1" meta:character-count="4" meta:non-whitespace-character-count="3"/>
  </office:meta>
</office:document-meta>
</file>